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text-align="center" style:justify-single-word="false" fo:break-before="auto" fo:break-after="auto"/>
    </style:style>
    <style:style style:name="P2" style:family="paragraph" style:parent-style-name="Standard">
      <style:paragraph-properties fo:break-before="auto" fo:break-after="auto"/>
      <style:text-properties style:font-name="Nimbus Roman No9 L" fo:language="ru" fo:country="RU"/>
    </style:style>
    <style:style style:name="P3" style:family="paragraph" style:parent-style-name="Standard">
      <style:text-properties style:font-name="Nimbus Roman No9 L" fo:language="ru" fo:country="RU"/>
    </style:style>
    <style:style style:name="P4" style:family="paragraph" style:parent-style-name="Standard">
      <style:text-properties style:font-name="Nimbus Roman No9 L" fo:language="ru" fo:country="RU"/>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break-before="auto" fo:break-after="auto"/>
      <style:text-properties style:font-name="Nimbus Roman No9 L" fo:language="ru" fo:country="RU"/>
    </style:style>
    <style:style style:name="P7" style:family="paragraph" style:parent-style-name="Standard">
      <style:paragraph-properties fo:text-align="justify" style:justify-single-word="false" fo:break-before="auto" fo:break-after="auto"/>
    </style:style>
    <style:style style:name="T1" style:family="text">
      <style:text-properties style:font-name="Nimbus Roman No9 L" fo:language="ru" fo:country="RU"/>
    </style:style>
    <style:style style:name="T2" style:family="text">
      <style:text-properties style:font-name="Nimbus Roman No9 L" fo:language="ru" fo:country="RU"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2">Новая информационная среда и архивы в ней</text:span></text:span></text:p>
      <text:p text:style-name="P2"/>
      <text:p text:style-name="P5"><text:span text:style-name="Default_20_Paragraph_20_Font"><text:span text:style-name="T1">Думаю, все или многие из вас поняли, что упомянутая в теме доклада информационная среда - это Интернет. Считается, что ее история началась в 1969 году, когда на территории США стала функционировать компьютерная сеть ARPANET (Advanced Research Projects Agency Network). Она связала между собой четыре университета, которые занимались ее разработкой. Первым информационным сообщением, переданным по ARPANET, было слово из трех букв - "LOG".</text:span></text:span></text:p>
      <text:p text:style-name="P6"/>
      <text:p text:style-name="P5"><text:span text:style-name="Default_20_Paragraph_20_Font"><text:span text:style-name="T1">За сорок прошедших лет значительно увеличились скорости и объемы передачи данных, а сами компьютерные сети объединили регионы, страны и просто людей. Чаще всего мы пользуемся возможностями этих сетей через Интернет-сайты.</text:span></text:span></text:p>
      <text:p text:style-name="P6"/>
      <text:p text:style-name="P7"><text:span text:style-name="Default_20_Paragraph_20_Font"><text:span text:style-name="T1">Интернет-сайт (он же веб-сайт) - это ряд страниц, электронных документов, которые связаны друг с другом содержанием, системой ссылок и сетевым адресом.</text:span></text:span></text:p>
      <text:p text:style-name="P6"/>
      <text:p text:style-name="P5"><text:span text:style-name="Default_20_Paragraph_20_Font"><text:span text:style-name="T1">Первый интернет-сайт появился в 1990 году как демонстрация способа публикации сведений в сети Интернет (</text:span></text:span><text:span text:style-name="Default_20_Paragraph_20_Font"><text:span text:style-name="T2">info.cern.ch</text:span></text:span><text:span text:style-name="Default_20_Paragraph_20_Font"><text:span text:style-name="T1">). Сегодня количество действующих сайтов измеряют миллионами, а их внешний вид и структура стали гораздо сложнее.</text:span></text:span></text:p>
      <text:p text:style-name="P6"/>
      <text:p text:style-name="P5"><text:span text:style-name="Default_20_Paragraph_20_Font"><text:span text:style-name="T1">В России Интернетом сейчас пользуется более 50 миллионов человек. На эту аудиторию ориентировано несколько миллионов русскоязычных сайтов. Среди них наша отрасль представлена прежде всего порталом "Архивы России".</text:span></text:span></text:p>
      <text:p text:style-name="P2"/>
      <text:p text:style-name="P3"><text:span text:style-name="T3">Отраслевой портал "Архивы России": rusarchives.ru</text:span></text:p>
      <text:p text:style-name="P3"/>
      <text:p text:style-name="P7"><text:span text:style-name="Default_20_Paragraph_20_Font"><text:span text:style-name="T1">За его развитие несет ответственность Федеральное архивное агентство, а технической поддержкой занимается Рос. гос. архив научно-технической документации (РГАНТД), где упомянутый сайт находится в своем физическом воплощении. Назначение "Архивов России" - быть связующим звеном между аналогичными электронными ресурсами, которые создаются, например, нами, свердловскими архивистами, и нашими коллегами по всей федерации. Потому "Архивы России" и называют порталом.</text:span></text:span></text:p>
      <text:p text:style-name="P6"/>
      <text:p text:style-name="P5"><text:span text:style-name="Default_20_Paragraph_20_Font"><text:span text:style-name="T1">Сайт "Архивы России" начал функционировать в 2001 году, и за 10 прошедших лет на нем удалось накопить столько всего, что я даже не буду пытаться рассказать обо всем этом, а ограничусь лишь небольшой частью.</text:span></text:span></text:p>
      <text:p text:style-name="P6"/>
      <text:p text:style-name="P7"><text:span text:style-name="Default_20_Paragraph_20_Font"><text:span text:style-name="T1">На что мне хочется обратить внимание?</text:span></text:span></text:p>
      <text:p text:style-name="P6"/>
      <text:p text:style-name="P5"><text:span text:style-name="Default_20_Paragraph_20_Font"><text:span text:style-name="T1">Прежде всего, на по-настоящему длинный каталог федеральных и региональных государственных архивов, где записаны их текущие официальные названия, имена руководителей, адреса, телефоны, ссылки на электронные почтовые ящики и собственные Интернет-сайты, если они существуют.</text:span></text:span></text:p>
      <text:p text:style-name="P5"><text:span text:style-name="Default_20_Paragraph_20_Font"><text:span text:style-name="T1"/></text:span></text:p>
      <text:p text:style-name="P5"><text:span text:style-name="Default_20_Paragraph_20_Font"><text:span text:style-name="T1">Муниципальных архивных учреждений вы в этом каталоге не найдете, на них придется выходить через региональные информационные ресурсы. Зато есть ссылки на основные </text:span></text:span><text:span text:style-name="Default_20_Paragraph_20_Font"><text:span text:style-name="T1">интернет-сайты зарубежных архивных учреждений: вам предоставлены такие страны как Украина и Белоруссия, Германия и Франция, Англия и США.</text:span></text:span></text:p>
      <text:p text:style-name="P5"><text:span text:style-name="Default_20_Paragraph_20_Font"><text:span text:style-name="T1"/></text:span></text:p>
      <text:p text:style-name="P5"><text:soft-page-break/><text:span text:style-name="Default_20_Paragraph_20_Font"><text:span text:style-name="T1">Немаловажный раздел - это собрание всех нормативных и законодательных документов (указы, постановления, распоряжения, законы, правила, инструкции, методические рекомендации, перечни, регламенты и всякая прочая всячина), которые касаются архивной службы и были приняты на федеральном уровне. Именно там содержится электронная копия знаменитой "зеленой книги архивной службы", т.е. "Правила организации хранения, комплектования, учета и использования документов Архивного фонда Российской Федерации и других архивных документов в государственных и муниципальных архивах, музеях и библиотеках, организациях Российской академии наук" (2007). У меня "зеленой книги" нет, так что я как раз пользуюсь тем, что выложено на "Архивах России".</text:span></text:span></text:p>
      <text:p text:style-name="P6"/>
      <text:p text:style-name="P5"><text:span text:style-name="Default_20_Paragraph_20_Font"><text:span text:style-name="T1">И, наконец, последний раздел, к которому я неравнодушен - это "Архивные справочники", его название говорит само за себя (путеводители, каталоги, реестры, указатели, перечни). Оттуда можно попасть в базу данных, где действует система поиска определенных слов и словосочетаний в текстах всех доступных электронных путеводителей по архивным документам.</text:span></text:span></text:p>
      <text:p text:style-name="P6"/>
      <text:p text:style-name="P5"><text:span text:style-name="Default_20_Paragraph_20_Font"><text:span text:style-name="T1">Отдельного разговора заслуживает форум сайта "Архивы России" - это место, где пользователи сайта могут общаться друг с другом посредством текстовых сообщений. Всего на форуме было оставлено примерно 6 тысяч записей и создано более тысячи тем для обсуждения. Они распределены по 29 разделам.</text:span></text:span></text:p>
      <text:p text:style-name="P6"/>
      <text:p text:style-name="P7"><text:span text:style-name="Default_20_Paragraph_20_Font"><text:span text:style-name="T1">Мне там нравится раздел "Автоматизированные архивные технологии", в котором можно, к примеру, найти тему о программном комплексе "Архивный фонд 4" - самую популярную по количеству просмотров и сообщений. Есть там и тема "Архивные технологии XXI века", где еще 12 марта 2008 года пользователь по имени "Tasha" предложил использовать в архивах радиометки, т.е. технологию радиочастотной идентификации.</text:span></text:span></text:p>
      <text:p text:style-name="P6"/>
      <text:p text:style-name="P7"><text:span text:style-name="Default_20_Paragraph_20_Font"><text:span text:style-name="T1">Вообще, как мне кажется, каждый неравнодушный к архивной отрасли человек найдет на форуме и на самом сайте что-то полезное для себя. Если вы относитесь к неравнодушным, но до сих пор не познакомились с "Архивами России", то рекомендую вам сделать это как можно быстрее.</text:span></text:span></text:p>
      <text:p text:style-name="Standard"><text:span text:style-name="Default_20_Paragraph_20_Font"><text:span text:style-name="T1"/></text:span></text:p>
      <text:p text:style-name="Standard"><text:span text:style-name="Default_20_Paragraph_20_Font"><text:span text:style-name="T2">Блог "Архивы России": archives-ru.livejournal.com</text:span></text:span></text:p>
      <text:p text:style-name="P3"/>
      <text:p text:style-name="P5"><text:span text:style-name="Default_20_Paragraph_20_Font"><text:span text:style-name="T1">Кстати, на базе портала "Архивы России" однажды был создан блог, он же дневник, он же собрание больших и маленьких статей о наиболее интересных публикациях российских архивных сайтов, выставках, сборниках документов и архивных конференциях. Изредка там встречаются такие вещи, как серия заметок "Страсти по архивисту. Эпическая сага".</text:span></text:span></text:p>
      <text:p text:style-name="Standard"><text:span text:style-name="Default_20_Paragraph_20_Font"><text:span text:style-name="T1"/></text:span></text:p>
      <text:p text:style-name="Standard"><text:span text:style-name="Default_20_Paragraph_20_Font"><text:span text:style-name="T2">Сайт Росархива: archives.ru</text:span></text:span></text:p>
      <text:p text:style-name="P2"/>
      <text:p text:style-name="P7"><text:span text:style-name="Default_20_Paragraph_20_Font"><text:span text:style-name="T1">Если же вы будете искать какие-нибудь другие общероссийские интернет-ресурсы об архивах, то наверняка наткнетесь на сайт Федерального архивного агентства. Пользоваться им мне приходилось только для того, чтобы читать там отчеты о прошедших конференциях и заседаниях научно-методических советов по архивному делу. Этим он и полезен.</text:span></text:span></text:p>
      <text:p text:style-name="Standard"><text:span text:style-name="Default_20_Paragraph_20_Font"><text:span text:style-name="T1"/></text:span></text:p>
      <text:p text:style-name="Standard"><text:span text:style-name="Default_20_Paragraph_20_Font"><text:span text:style-name="T2">Блог Натальи Храмцовской: rusrim.blogspot.com</text:span></text:span></text:p>
      <text:p text:style-name="Standard"><text:span text:style-name="Default_20_Paragraph_20_Font"><text:span text:style-name="T1"/></text:span></text:p>
      <text:p text:style-name="P5"><text:span text:style-name="Default_20_Paragraph_20_Font"><text:span text:style-name="T1">Также рекомендую обратить внимание на блог Натальи Храмцовской, бывшего архивиста, а теперь сотрудника компании "Электронные офисные системы". Она оставляет много записей </text:span></text:span><text:soft-page-break/><text:span text:style-name="Default_20_Paragraph_20_Font"><text:span text:style-name="T1">об архивном деле и информационных технологиях в России и зарубежных странах. Пример - презентация видеороликов о работе читального зала и лаборатории Национального центра кадровой документации в Сент-Луисе (США).</text:span></text:span></text:p>
      <text:p text:style-name="P2"/>
      <text:p text:style-name="Standard"><text:span text:style-name="Default_20_Paragraph_20_Font"><text:span text:style-name="T2">Блог "Архивные будни": www.aiteh.ru/blog/</text:span></text:span></text:p>
      <text:p text:style-name="Standard"><text:span text:style-name="Default_20_Paragraph_20_Font"><text:span text:style-name="T1"/></text:span></text:p>
      <text:p text:style-name="P5"><text:span text:style-name="Default_20_Paragraph_20_Font"><text:span text:style-name="T1">Еще одна любопытная находка - блог "Архивные будни", созданный компанией "Архивные информационные технологии" в качестве площадки для общения специалистов о проблемах автоматизации архивов. Некоторые опубликованные там статьи, на мой взгляд, полезно почитать.</text:span></text:span></text:p>
      <text:p text:style-name="P5"><text:span text:style-name="Default_20_Paragraph_20_Font"><text:span text:style-name="T1"/></text:span></text:p>
      <text:p text:style-name="P5"><text:span text:style-name="Default_20_Paragraph_20_Font"><text:span text:style-name="T1">К таким относится, например, текст "Анализируем качество посещаемости сайта", где на конкретных примерах даются рекомендации о том, как необходимо рекламировать Интернет-представительство архива.</text:span></text:span></text:p>
      <text:p text:style-name="Standard"><text:span text:style-name="Default_20_Paragraph_20_Font"><text:span text:style-name="T1"/></text:span></text:p>
      <text:p text:style-name="Standard"><text:span text:style-name="Default_20_Paragraph_20_Font"><text:span text:style-name="T2">Сайт "Автоматизация архивной деятельности": autoaf.ru</text:span></text:span></text:p>
      <text:p text:style-name="Standard"><text:span text:style-name="Default_20_Paragraph_20_Font"><text:span text:style-name="T1"/></text:span></text:p>
      <text:p text:style-name="P5"><text:span text:style-name="Default_20_Paragraph_20_Font"><text:span text:style-name="T1">И, наконец, еще один, Интернет-ресурс, о котором мне хочется сказать - это личный сайт бывшего пермского архивиста Сергея Плотникова "Автоматизация архивной деятельности", где есть собрание самых разнообразных материалов об использовании информационных технологий в архивах.</text:span></text:span></text:p>
      <text:p text:style-name="P5"><text:span text:style-name="Default_20_Paragraph_20_Font"><text:span text:style-name="T1"/></text:span></text:p>
      <text:p text:style-name="P5"><text:span text:style-name="Default_20_Paragraph_20_Font"><text:span text:style-name="T1">В качестве примеров можно назвать статью о дополнительном способе защиты оптических дисков от порчи данных путем создания файлов восстановления, обзор программы "Древо Жизни" для упрощения процесса обработки генеалогической информации, описание процесса сканирования и распознавания текста архивных описей, рекомендации по автоматизации заполнения программы "Архивный Фонд 4".</text:span></text:span></text:p>
      <text:p text:style-name="Standard"><text:span text:style-name="Default_20_Paragraph_20_Font"><text:span text:style-name="T1"/></text:span></text:p>
      <text:p text:style-name="Standard"><text:span text:style-name="Default_20_Paragraph_20_Font"><text:span text:style-name="T2">Заключение</text:span></text:span></text:p>
      <text:p text:style-name="Standard"><text:span text:style-name="Default_20_Paragraph_20_Font"><text:span text:style-name="T1"/></text:span></text:p>
      <text:p text:style-name="P5"><text:span text:style-name="Default_20_Paragraph_20_Font"><text:span text:style-name="T1">Вообще, Интернет - это бездонный источник информации и найти там еще можно много всякого об архивах и архивном деле. Я в своем докладе рассказал о том, что удалось обнаружить мне и что мне интересно. Надеюсь, вы тоже сочли все услышанное интересным и полезным для себя. Если же нет, то, хотя бы, спасибо за ваше вежливое внимание.</text:span></text:span></text:p>
      <text:p text:style-name="Standard"><text:span text:style-name="Default_20_Paragraph_20_Fon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ru" fo:country="RU"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text-properties style:use-window-font-color="true"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212cm"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text-properties fo:font-size="11pt" fo:font-weight="bold" style:font-size-asian="11pt" style:font-weight-asian="bold" style:font-size-complex="11pt" style:font-weight-complex="bold"/>
    </style:style>
    <style:style style:name="Normal_20_Table" style:display-name="Normal Table" style:family="paragraph"/>
    <style:style style:name="No_20_List" style:display-name="No List" style:family="paragraph"/>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Доклад на конференции в октябре 2011 года</dc:title>
    <meta:editing-cycles>25</meta:editing-cycles>
    <dc:date>2012-09-10T19:36:22</dc:date>
    <meta:editing-duration>P1DT4H15M27S</meta:editing-duration>
    <dc:creator>Velonski </dc:creator>
    <dc:description>Конференция молодых специалистов архивной службы Свердловской области

Екатеринбург, 2011</dc:description>
    <dc:subject>Новая информационная среда и архивы в ней</dc:subject>
    <meta:document-statistic meta:table-count="0" meta:image-count="0" meta:object-count="0" meta:page-count="3" meta:paragraph-count="31" meta:word-count="975" meta:character-count="7364" meta:non-whitespace-character-count="6420"/>
  </office:meta>
</office:document-meta>
</file>